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Arial2" svg:font-family="Arial" style:font-family-generic="swiss"/>
    <style:font-face style:name="Arial3" svg:font-family="Arial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fals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21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  <style:text-properties fo:color="#000000" style:font-name="Segoe UI Semibold" fo:font-size="32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32pt" fo:text-shadow="1pt 1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13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0000" style:font-name="Segoe UI1" fo:font-size="13pt" fo:text-shadow="1pt 1pt" style:font-size-asian="13pt" style:font-size-complex="13pt"/>
    </style:style>
    <style:style style:name="P11" style:family="paragraph">
      <style:paragraph-properties fo:margin-left="0cm" fo:margin-right="0cm" fo:text-indent="0cm"/>
      <style:text-properties fo:color="#000000" style:font-name="Segoe UI Semibold" fo:font-size="13pt" fo:font-style="italic" fo:text-shadow="none" style:font-style-asian="italic" style:font-style-complex="italic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13pt" fo:font-style="italic" fo:text-shadow="none" style:font-size-asian="13pt" style:font-style-asian="italic" style:font-size-complex="13pt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Segoe UI4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name-complex="Segoe UI4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1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position="super 58%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9" style:family="text">
      <style:text-properties fo:color="#000000" style:font-name="Segoe UI Semibold1" fo:font-size="32pt" fo:font-style="italic" fo:text-shadow="none" style:font-size-asian="32pt" style:font-style-asian="italic" style:font-size-complex="32pt" style:font-style-complex="italic"/>
    </style:style>
    <style:style style:name="T10" style:family="text">
      <style:text-properties fo:color="#ffffff" style:font-name="Segoe UI" fo:font-size="32pt" fo:text-shadow="1pt 1pt" style:font-size-asian="32pt" style:font-size-complex="32pt"/>
    </style:style>
    <style:style style:name="T11" style:family="text">
      <style:text-properties fo:color="#ffffff" style:text-position="super 58%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302cm" svg:x="1.504cm" svg:y="0.508cm">
          <draw:text-box>
            <text:p text:style-name="P1"><text:span text:style-name="T1">HOLY GOSPEL</text:span></text:p>
            <text:p text:style-name="P1"><text:span text:style-name="T2">Luke 15:1–3, 11–3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5.4cm" svg:height="6.604cm" svg:x="1.27cm" svg:y="0.508cm">
          <draw:text-box>
            <text:p text:style-name="P4"><text:span text:style-name="T3">1</text:span><text:span text:style-name="T4">Now the tax collectors and sinners were all drawing near to hear [Jesus]. </text:span><text:span text:style-name="T3">2</text:span><text:span text:style-name="T4">And the Pharisees and the scribes grumbled, saying, “This man receives sinners and eats with them.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5" draw:layer="layout" svg:width="25.4cm" svg:height="7.766cm" svg:x="1.27cm" svg:y="0.508cm">
          <draw:text-box>
            <text:p text:style-name="P4"><text:span text:style-name="T5">3</text:span><text:span text:style-name="T6">So he told them this parable: </text:span></text:p>
            <text:p text:style-name="P4"><text:span text:style-name="T7"/></text:p>
            <text:p text:style-name="P4"><text:span text:style-name="T8">11</text:span><text:span text:style-name="T9">And he said, “There was a man who had two sons. <text:s/>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>
        <office:forms form:automatic-focus="false" form:apply-design-mode="false"/>
        <draw:frame draw:style-name="gr5" draw:text-style-name="P8" draw:layer="layout" svg:width="25.4cm" svg:height="6.35cm" svg:x="1.27cm" svg:y="0.508cm">
          <draw:text-box>
            <text:p text:style-name="P7"><text:span text:style-name="T10"><text:s/></text:span><text:span text:style-name="T3">12</text:span><text:span text:style-name="T4">And the younger of them said to his father, ‘Father, give me the share of property that is coming to me.’ And he divided his property between the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Default">
        <office:forms form:automatic-focus="false" form:apply-design-mode="false"/>
        <draw:frame draw:style-name="gr6" draw:text-style-name="P10" draw:layer="layout" svg:width="25.654cm" svg:height="6.263cm" svg:x="1.27cm" svg:y="0.508cm">
          <draw:text-box>
            <text:p text:style-name="P9"><text:span text:style-name="T3">13</text:span><text:span text:style-name="T4">Not many days later, the younger son gathered all he had and took a journey into a far country, and there he squandered his property in reckless liv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Default">
        <office:forms form:automatic-focus="false" form:apply-design-mode="false"/>
        <draw:frame draw:style-name="gr7" draw:text-style-name="P12" draw:layer="layout" svg:width="25.654cm" svg:height="5.08cm" svg:x="1.27cm" svg:y="0.508cm">
          <draw:text-box>
            <text:p text:style-name="P11"><text:span text:style-name="T3">14</text:span><text:span text:style-name="T4">And when he had spent everything, a severe famine arose in that country, and he began to be in need.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Default">
        <office:forms form:automatic-focus="false" form:apply-design-mode="false"/>
        <draw:frame draw:style-name="gr4" draw:text-style-name="P5" draw:layer="layout" svg:width="25.4cm" svg:height="7.766cm" svg:x="1.27cm" svg:y="0.508cm">
          <draw:text-box>
            <text:p text:style-name="P4"><text:span text:style-name="T3">15</text:span><text:span text:style-name="T4">So he went and hired himself out to one of the citizens of that country, who sent him into his fields to feed pigs. </text:span><text:span text:style-name="T3">16</text:span><text:span text:style-name="T4">And he was longing to be fed with the pods that the pigs ate, and no one gave him anything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0" draw:master-page-name="Default">
        <office:forms form:automatic-focus="false" form:apply-design-mode="false"/>
        <draw:frame draw:style-name="gr5" draw:text-style-name="P5" draw:layer="layout" svg:width="25.4cm" svg:height="6.35cm" svg:x="1.27cm" svg:y="0.508cm">
          <draw:text-box>
            <text:p text:style-name="P4"><text:span text:style-name="T3">17</text:span><text:span text:style-name="T4">“But when he came to himself, he said, ‘How many of my father’s hired servants have more than enough bread, but I perish here with hunger!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1" draw:master-page-name="Default">
        <office:forms form:automatic-focus="false" form:apply-design-mode="false"/>
        <draw:frame draw:style-name="gr8" draw:text-style-name="P5" draw:layer="layout" svg:width="25.4cm" svg:height="4.826cm" svg:x="1.27cm" svg:y="0.508cm">
          <draw:text-box>
            <text:p text:style-name="P4"><text:span text:style-name="T3">18</text:span><text:span text:style-name="T4">I will arise and go to my father, and I will say to him, “Father, I have sinned against heaven and before you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2" draw:master-page-name="Default">
        <office:forms form:automatic-focus="false" form:apply-design-mode="false"/>
        <draw:frame draw:style-name="gr9" draw:text-style-name="P5" draw:layer="layout" svg:width="25.4cm" svg:height="5.334cm" svg:x="1.27cm" svg:y="0.508cm">
          <draw:text-box>
            <text:p text:style-name="P4"><text:span text:style-name="T3">19</text:span><text:span text:style-name="T4">I am no longer worthy to be called your son. Treat me as one of your hired servants.”’ </text:span><text:span text:style-name="T3">20</text:span><text:span text:style-name="T4">And he arose and came to his fath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3" draw:master-page-name="Default">
        <office:forms form:automatic-focus="false" form:apply-design-mode="false"/>
        <draw:frame draw:style-name="gr7" draw:text-style-name="P5" draw:layer="layout" svg:width="25.4cm" svg:height="5.08cm" svg:x="1.27cm" svg:y="0.508cm">
          <draw:text-box>
            <text:p text:style-name="P4"><text:span text:style-name="T4">But while he was still a long way off, his father saw him and felt compassion, and ran and embraced him and kissed him.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4" draw:master-page-name="Default">
        <office:forms form:automatic-focus="false" form:apply-design-mode="false"/>
        <draw:frame draw:style-name="gr9" draw:text-style-name="P5" draw:layer="layout" svg:width="25.4cm" svg:height="5.334cm" svg:x="1.27cm" svg:y="0.508cm">
          <draw:text-box>
            <text:p text:style-name="P4"><text:span text:style-name="T3">21</text:span><text:span text:style-name="T4">And the son said to him, ‘Father, I have sinned against heaven and before you. I am no longer worthy to be called your son.’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5" draw:master-page-name="Default">
        <office:forms form:automatic-focus="false" form:apply-design-mode="false"/>
        <draw:frame draw:style-name="gr7" draw:text-style-name="P5" draw:layer="layout" svg:width="25.4cm" svg:height="5.08cm" svg:x="1.27cm" svg:y="0.508cm">
          <draw:text-box>
            <text:p text:style-name="P4"><text:span text:style-name="T3">22</text:span><text:span text:style-name="T4">But the father said to his servants, ‘Bring quickly the best robe, and put it on him, and put a ring on his hand, and shoes on his feet.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6" draw:master-page-name="Default">
        <office:forms form:automatic-focus="false" form:apply-design-mode="false"/>
        <draw:frame draw:style-name="gr10" draw:text-style-name="P5" draw:layer="layout" svg:width="25.4cm" svg:height="6.263cm" svg:x="1.27cm" svg:y="0.508cm">
          <draw:text-box>
            <text:p text:style-name="P4"><text:span text:style-name="T3">23</text:span><text:span text:style-name="T4">And bring the fattened calf and kill it, and let us eat and celebrate. </text:span><text:span text:style-name="T3">24</text:span><text:span text:style-name="T4">For this my son was dead, and is alive again; he was lost, and is found.’ And they began to celebrat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7" draw:master-page-name="Default">
        <office:forms form:automatic-focus="false" form:apply-design-mode="false"/>
        <draw:frame draw:style-name="gr10" draw:text-style-name="P5" draw:layer="layout" svg:width="25.4cm" svg:height="6.263cm" svg:x="1.27cm" svg:y="0.508cm">
          <draw:text-box>
            <text:p text:style-name="P4"><text:span text:style-name="T3">25</text:span><text:span text:style-name="T4">“Now his older son was in the field, and as he came and drew near to the house, he heard music and dancing. </text:span><text:span text:style-name="T3">26</text:span><text:span text:style-name="T4">And he called one of the servants and asked what these things mean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8" draw:master-page-name="Default">
        <office:forms form:automatic-focus="false" form:apply-design-mode="false"/>
        <draw:frame draw:style-name="gr10" draw:text-style-name="P8" draw:layer="layout" svg:width="25.4cm" svg:height="6.263cm" svg:x="1.27cm" svg:y="0.508cm">
          <draw:text-box>
            <text:p text:style-name="P7"><text:span text:style-name="T11"><text:s/></text:span><text:span text:style-name="T3">27</text:span><text:span text:style-name="T4">And he said to him, ‘Your brother has come, and your father has killed the fattened calf, because he has received him back safe and sound.’ </text:span><text:span text:style-name="T3">28</text:span><text:span text:style-name="T4">But he was angry and refused to go 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9" draw:master-page-name="Default">
        <office:forms form:automatic-focus="false" form:apply-design-mode="false"/>
        <draw:frame draw:style-name="gr4" draw:text-style-name="P5" draw:layer="layout" svg:width="25.4cm" svg:height="7.766cm" svg:x="1.27cm" svg:y="0.508cm">
          <draw:text-box>
            <text:p text:style-name="P4"><text:span text:style-name="T4">His father came out and entreated him, </text:span><text:span text:style-name="T3">29</text:span><text:span text:style-name="T4">but he answered his father, ‘Look, these many years I have served you, and I never disobeyed your command, yet you never gave me a young goat, that I might celebrate with my friend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20" draw:master-page-name="Default">
        <office:forms form:automatic-focus="false" form:apply-design-mode="false"/>
        <draw:frame draw:style-name="gr4" draw:text-style-name="P5" draw:layer="layout" svg:width="25.4cm" svg:height="7.766cm" svg:x="1.27cm" svg:y="0.508cm">
          <draw:text-box>
            <text:p text:style-name="P4"><text:span text:style-name="T3">30</text:span><text:span text:style-name="T4">But when this son of yours came, who has devoured your property with prostitutes, you killed the fattened calf for him!’ </text:span><text:span text:style-name="T3">31</text:span><text:span text:style-name="T4">And he said to him, ‘Son, you are always with me, and all that is mine is your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1" draw:master-page-name="Default">
        <office:forms form:automatic-focus="false" form:apply-design-mode="false"/>
        <draw:frame draw:style-name="gr11" draw:text-style-name="P5" draw:layer="layout" svg:width="25.4cm" svg:height="4.76cm" svg:x="1.27cm" svg:y="0.508cm">
          <draw:text-box>
            <text:p text:style-name="P4"><text:span text:style-name="T3">32</text:span><text:span text:style-name="T4">It was fitting to celebrate and be glad, for this your brother was dead, and is alive; he was lost, and is found.’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Arial2" svg:font-family="Arial" style:font-family-generic="swiss"/>
    <style:font-face style:name="Arial3" svg:font-family="Arial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10" draw:display-name="Bitmap 10" xlink:href="Pictures/10000000000004220000025353D4ECAC8951481F.jpg" xlink:type="simple" xlink:show="embed" xlink:actuate="onLoad"/>
    <draw:fill-image draw:name="Bitmap_20_11" draw:display-name="Bitmap 11" xlink:href="Pictures/10000000000004220000025353D4ECAC8951481F.jpg" xlink:type="simple" xlink:show="embed" xlink:actuate="onLoad"/>
    <draw:fill-image draw:name="Bitmap_20_12" draw:display-name="Bitmap 12" xlink:href="Pictures/10000000000004220000025353D4ECAC8951481F.jpg" xlink:type="simple" xlink:show="embed" xlink:actuate="onLoad"/>
    <draw:fill-image draw:name="Bitmap_20_13" draw:display-name="Bitmap 13" xlink:href="Pictures/10000000000004220000025353D4ECAC8951481F.jpg" xlink:type="simple" xlink:show="embed" xlink:actuate="onLoad"/>
    <draw:fill-image draw:name="Bitmap_20_14" draw:display-name="Bitmap 14" xlink:href="Pictures/10000000000004220000025353D4ECAC8951481F.jpg" xlink:type="simple" xlink:show="embed" xlink:actuate="onLoad"/>
    <draw:fill-image draw:name="Bitmap_20_15" draw:display-name="Bitmap 15" xlink:href="Pictures/10000000000004220000025353D4ECAC8951481F.jpg" xlink:type="simple" xlink:show="embed" xlink:actuate="onLoad"/>
    <draw:fill-image draw:name="Bitmap_20_16" draw:display-name="Bitmap 16" xlink:href="Pictures/10000000000004220000025353D4ECAC8951481F.jpg" xlink:type="simple" xlink:show="embed" xlink:actuate="onLoad"/>
    <draw:fill-image draw:name="Bitmap_20_17" draw:display-name="Bitmap 17" xlink:href="Pictures/10000000000004220000025353D4ECAC8951481F.jpg" xlink:type="simple" xlink:show="embed" xlink:actuate="onLoad"/>
    <draw:fill-image draw:name="Bitmap_20_18" draw:display-name="Bitmap 18" xlink:href="Pictures/10000000000004220000025353D4ECAC8951481F.jpg" xlink:type="simple" xlink:show="embed" xlink:actuate="onLoad"/>
    <draw:fill-image draw:name="Bitmap_20_19" draw:display-name="Bitmap 19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itmap_20_9" draw:display-name="Bitmap 9" xlink:href="Pictures/10000000000004220000025353D4ECAC8951481F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53:00.013000000</meta:creation-date>
    <dc:date>2019-03-24T18:39:21.463000000</dc:date>
    <meta:editing-duration>PT6H12M56S</meta:editing-duration>
    <meta:editing-cycles>6</meta:editing-cycles>
    <meta:generator>LibreOffice/6.1.5.2$Windows_X86_64 LibreOffice_project/90f8dcf33c87b3705e78202e3df5142b201bd805</meta:generator>
    <meta:document-statistic meta:object-count="89"/>
  </office:meta>
</office:document-meta>
</file>